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12.425in" fo:margin-left="-0.1549in" fo:margin-right="-0.0194in" fo:break-before="page" table:align="margins" style:may-break-between-rows="false" style:writing-mode="lr-tb"/>
    </style:style>
    <style:style style:name="Instructions.A" style:family="table-column">
      <style:table-column-properties style:column-width="2.0028in" style:rel-column-width="10564*"/>
    </style:style>
    <style:style style:name="Instructions.B" style:family="table-column">
      <style:table-column-properties style:column-width="0.6868in" style:rel-column-width="3621*"/>
    </style:style>
    <style:style style:name="Instructions.C" style:family="table-column">
      <style:table-column-properties style:column-width="1.0938in" style:rel-column-width="5769*"/>
    </style:style>
    <style:style style:name="Instructions.D" style:family="table-column">
      <style:table-column-properties style:column-width="1.3125in" style:rel-column-width="6923*"/>
    </style:style>
    <style:style style:name="Instructions.E" style:family="table-column">
      <style:table-column-properties style:column-width="1.75in" style:rel-column-width="9231*"/>
    </style:style>
    <style:style style:name="Instructions.F" style:family="table-column">
      <style:table-column-properties style:column-width="0.9299in" style:rel-column-width="4904*"/>
    </style:style>
    <style:style style:name="Instructions.K" style:family="table-column">
      <style:table-column-properties style:column-width="0.9306in" style:rel-column-width="4907*"/>
    </style:style>
    <style:style style:name="Instructions.A1" style:family="table-cell">
      <style:table-cell-properties fo:padding="0.0382in" fo:border-left="0.05pt solid #000000" fo:border-right="none" fo:border-top="0.05pt solid #000000" fo:border-bottom="0.05pt solid #000000"/>
    </style:style>
    <style:style style:name="Instructions.K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K2" style:family="table-cell">
      <style:table-cell-properties fo:padding="0.0382in" fo:border-left="0.05pt solid #000000" fo:border-right="0.05pt solid #000000" fo:border-top="none" fo:border-bottom="0.05pt solid #000000"/>
    </style:style>
    <style:style style:name="Instructions.13" style:family="table-row">
      <style:table-row-properties style:min-row-height="0.5438in"/>
    </style:style>
    <style:style style:name="Table2" style:family="table">
      <style:table-properties style:width="12.3729in" fo:margin-left="-0.1292in" fo:margin-right="0.0069in" table:align="margins" style:may-break-between-rows="false" style:writing-mode="lr-tb"/>
    </style:style>
    <style:style style:name="Table2.A" style:family="table-column">
      <style:table-column-properties style:column-width="1.6299in" style:rel-column-width="8634*"/>
    </style:style>
    <style:style style:name="Table2.B" style:family="table-column">
      <style:table-column-properties style:column-width="0.8007in" style:rel-column-width="4242*"/>
    </style:style>
    <style:style style:name="Table2.C" style:family="table-column">
      <style:table-column-properties style:column-width="1.2944in" style:rel-column-width="6858*"/>
    </style:style>
    <style:style style:name="Table2.D" style:family="table-column">
      <style:table-column-properties style:column-width="1.5104in" style:rel-column-width="8001*"/>
    </style:style>
    <style:style style:name="Table2.F" style:family="table-column">
      <style:table-column-properties style:column-width="0.8632in" style:rel-column-width="4572*"/>
    </style:style>
    <style:style style:name="Table2.I" style:family="table-column">
      <style:table-column-properties style:column-width="0.8313in" style:rel-column-width="4404*"/>
    </style:style>
    <style:style style:name="Table2.J" style:family="table-column">
      <style:table-column-properties style:column-width="0.8472in" style:rel-column-width="4488*"/>
    </style:style>
    <style:style style:name="Table2.K" style:family="table-column">
      <style:table-column-properties style:column-width="1.0021in" style:rel-column-width="5308*"/>
    </style:style>
    <style:style style:name="Table2.L" style:family="table-column">
      <style:table-column-properties style:column-width="1.0653in" style:rel-column-width="5642*"/>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P9" style:family="paragraph" style:parent-style-name="Standard">
      <style:text-properties style:use-window-font-color="true" loext:opacity="0%" style:font-name="Times New Roman1" fo:font-size="12pt" officeooo:paragraph-rsid="00081805" style:font-name-asian="Helvetica" style:font-size-asian="12pt" style:font-name-complex="Helvetica" style:font-size-complex="12pt"/>
    </style:style>
    <style:style style:name="P10"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Standard">
      <style:text-properties officeooo:paragraph-rsid="000684a1"/>
    </style:style>
    <style:style style:name="P17" style:family="paragraph" style:parent-style-name="Standard">
      <style:text-properties officeooo:paragraph-rsid="00081805"/>
    </style:style>
    <style:style style:name="P18" style:family="paragraph" style:parent-style-name="Table_20_Contents">
      <style:text-properties officeooo:paragraph-rsid="00081805"/>
    </style:style>
    <style:style style:name="P19" style:family="paragraph" style:parent-style-name="Table_20_Heading">
      <style:text-properties officeooo:paragraph-rsid="00081805"/>
    </style:style>
    <style:style style:name="P20" style:family="paragraph" style:parent-style-name="Standard">
      <style:text-properties officeooo:paragraph-rsid="00067eef"/>
    </style:style>
    <style:style style:name="P21" style:family="paragraph" style:parent-style-name="Standard">
      <style:paragraph-properties fo:text-align="center" style:justify-single-word="false"/>
      <style:text-properties fo:font-size="10pt" officeooo:paragraph-rsid="000684a1" style:font-size-asian="10pt" style:font-size-complex="10pt"/>
    </style:style>
    <style:style style:name="P22" style:family="paragraph" style:parent-style-name="Table_20_Contents">
      <style:paragraph-properties fo:text-align="center" style:justify-single-word="false"/>
      <style:text-properties fo:font-size="10pt" officeooo:paragraph-rsid="000684a1" style:font-size-asian="10pt" style:font-size-complex="10pt"/>
    </style:style>
    <style:style style:name="P23" style:family="paragraph" style:parent-style-name="Table_20_Heading">
      <style:paragraph-properties fo:text-align="center" style:justify-single-word="false"/>
      <style:text-properties fo:font-size="10pt" officeooo:paragraph-rsid="000684a1" style:font-size-asian="10pt" style:font-size-complex="10pt"/>
    </style:style>
    <style:style style:name="P24"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paragraph-rsid="000684a1" style:font-size-asian="10pt" style:font-size-complex="10pt"/>
    </style:style>
    <style:style style:name="P25"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6"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7"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28"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29"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30" style:family="paragraph" style:parent-style-name="Table_20_Heading">
      <style:text-properties fo:font-size="10pt" officeooo:paragraph-rsid="000684a1" style:font-size-asian="10pt" style:font-size-complex="10pt"/>
    </style:style>
    <style:style style:name="P31" style:family="paragraph" style:parent-style-name="Standard">
      <style:paragraph-properties fo:text-align="center" style:justify-single-word="false"/>
      <style:text-properties fo:font-size="10pt" officeooo:rsid="003e0331" officeooo:paragraph-rsid="003e0331" style:font-size-asian="10pt" style:font-size-complex="10pt"/>
    </style:style>
    <style:style style:name="P32" style:family="paragraph" style:parent-style-name="Table_20_Contents">
      <style:paragraph-properties fo:text-align="center" style:justify-single-word="false"/>
      <style:text-properties fo:font-size="10pt" officeooo:rsid="003e0331" officeooo:paragraph-rsid="003e0331" style:font-size-asian="10pt" style:font-size-complex="10pt"/>
    </style:style>
    <style:style style:name="P33" style:family="paragraph" style:parent-style-name="Table_20_Heading">
      <style:text-properties fo:font-size="10pt" officeooo:rsid="003e0331" officeooo:paragraph-rsid="003e0331" style:font-size-asian="10pt" style:font-size-complex="10pt"/>
    </style:style>
    <style:style style:name="P34"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rsid="003ec648" officeooo:paragraph-rsid="003ec648" style:font-size-asian="10pt" style:font-size-complex="10pt"/>
    </style:style>
    <style:style style:name="P35" style:family="paragraph" style:parent-style-name="Standard">
      <style:text-properties officeooo:rsid="000b8e7e" officeooo:paragraph-rsid="00081805"/>
    </style:style>
    <style:style style:name="P36" style:family="paragraph" style:parent-style-name="Standard">
      <style:text-properties officeooo:rsid="00140a50" officeooo:paragraph-rsid="00081805"/>
    </style:style>
    <style:style style:name="P37" style:family="paragraph" style:parent-style-name="Standard">
      <style:text-properties officeooo:rsid="00151643" officeooo:paragraph-rsid="00081805"/>
    </style:style>
    <style:style style:name="P38" style:family="paragraph" style:parent-style-name="Standard">
      <style:text-properties officeooo:rsid="001a7034" officeooo:paragraph-rsid="00081805"/>
    </style:style>
    <style:style style:name="P39" style:family="paragraph" style:parent-style-name="Standard">
      <style:text-properties officeooo:paragraph-rsid="0019418a"/>
    </style:style>
    <style:style style:name="P40" style:family="paragraph" style:parent-style-name="Standard">
      <style:text-properties officeooo:paragraph-rsid="003954da"/>
    </style:style>
    <style:style style:name="P41" style:family="paragraph" style:parent-style-name="Standard">
      <style:text-properties officeooo:rsid="003954da" officeooo:paragraph-rsid="003954da"/>
    </style:style>
    <style:style style:name="P42" style:family="paragraph" style:parent-style-name="Standard">
      <style:text-properties officeooo:rsid="0037f5bf" officeooo:paragraph-rsid="00067eef"/>
    </style:style>
    <style:style style:name="P43" style:family="paragraph" style:parent-style-name="Standard">
      <style:text-properties officeooo:rsid="003ae6c9" officeooo:paragraph-rsid="003ae6c9"/>
    </style:style>
    <style:style style:name="P44" style:family="paragraph" style:parent-style-name="Standard">
      <style:text-properties officeooo:paragraph-rsid="003ae6c9"/>
    </style:style>
    <style:style style:name="P45" style:family="paragraph" style:parent-style-name="Standard">
      <style:text-properties officeooo:rsid="003ec648" officeooo:paragraph-rsid="003ec648"/>
    </style:style>
    <style:style style:name="P46" style:family="paragraph" style:parent-style-name="Standard">
      <style:text-properties officeooo:paragraph-rsid="003ec648"/>
    </style:style>
    <style:style style:name="P47" style:family="paragraph" style:parent-style-name="Standard">
      <style:text-properties officeooo:rsid="003fb37f" officeooo:paragraph-rsid="003fb37f"/>
    </style:style>
    <style:style style:name="P48" style:family="paragraph" style:parent-style-name="Standard">
      <style:text-properties officeooo:paragraph-rsid="0041207c"/>
    </style:style>
    <style:style style:name="P49" style:family="paragraph" style:parent-style-name="Standard">
      <style:text-properties officeooo:rsid="0041abb7" officeooo:paragraph-rsid="0041abb7"/>
    </style:style>
    <style:style style:name="P50" style:family="paragraph" style:parent-style-name="Standard">
      <style:text-properties officeooo:rsid="0041207c" officeooo:paragraph-rsid="0041207c"/>
    </style:style>
    <style:style style:name="P51" style:family="paragraph" style:parent-style-name="Standard">
      <style:text-properties officeooo:paragraph-rsid="00162d43"/>
    </style:style>
    <style:style style:name="P52" style:family="paragraph" style:parent-style-name="Heading_20_1" style:master-page-name="First_20_Page">
      <style:paragraph-properties style:page-number="auto"/>
    </style:style>
    <style:style style:name="P53" style:family="paragraph" style:parent-style-name="Heading_20_2">
      <style:text-properties officeooo:rsid="00067eef" officeooo:paragraph-rsid="00067eef"/>
    </style:style>
    <style:style style:name="P54" style:family="paragraph" style:parent-style-name="Heading_20_2">
      <style:text-properties officeooo:paragraph-rsid="0041207c"/>
    </style:style>
    <style:style style:name="P55" style:family="paragraph" style:parent-style-name="Heading_20_2">
      <style:text-properties officeooo:rsid="0041abb7" officeooo:paragraph-rsid="0041abb7"/>
    </style:style>
    <style:style style:name="P56" style:family="paragraph" style:parent-style-name="Standard" style:list-style-name="L1">
      <style:text-properties officeooo:rsid="003954da" officeooo:paragraph-rsid="003954da"/>
    </style:style>
    <style:style style:name="P57" style:family="paragraph" style:parent-style-name="Standard" style:list-style-name="L2">
      <style:text-properties officeooo:rsid="003954da" officeooo:paragraph-rsid="003954da"/>
    </style:style>
    <style:style style:name="P58" style:family="paragraph" style:parent-style-name="Standard" style:list-style-name="L3">
      <style:text-properties officeooo:rsid="003954da" officeooo:paragraph-rsid="003954da"/>
    </style:style>
    <style:style style:name="P59" style:family="paragraph" style:parent-style-name="Standard" style:list-style-name="L3">
      <style:text-properties officeooo:paragraph-rsid="003954da"/>
    </style:style>
    <style:style style:name="P60" style:family="paragraph" style:parent-style-name="Standard" style:list-style-name="L3">
      <style:text-properties officeooo:paragraph-rsid="000684a1"/>
    </style:style>
    <style:style style:name="P61" style:family="paragraph" style:parent-style-name="Standard" style:list-style-name="L4">
      <style:text-properties officeooo:rsid="003ae6c9" officeooo:paragraph-rsid="003ae6c9"/>
    </style:style>
    <style:style style:name="P62" style:family="paragraph" style:parent-style-name="Standard" style:list-style-name="L4">
      <style:text-properties fo:font-weight="bold" officeooo:rsid="003ae6c9" officeooo:paragraph-rsid="003ae6c9" style:font-weight-asian="bold" style:font-weight-complex="bold"/>
    </style:style>
    <style:style style:name="P63" style:family="paragraph" style:parent-style-name="Standard" style:list-style-name="L5">
      <style:text-properties officeooo:paragraph-rsid="003ae6c9"/>
    </style:style>
    <style:style style:name="P64" style:family="paragraph" style:parent-style-name="Standard" style:list-style-name="L5">
      <style:text-properties officeooo:rsid="0041207c" officeooo:paragraph-rsid="0041207c"/>
    </style:style>
    <style:style style:name="P65" style:family="paragraph" style:parent-style-name="Standard">
      <style:text-properties officeooo:rsid="0041207c" officeooo:paragraph-rsid="0041207c"/>
    </style:style>
    <style:style style:name="P66" style:family="paragraph" style:parent-style-name="Standard" style:list-style-name="L6">
      <style:text-properties officeooo:paragraph-rsid="00081805"/>
    </style:style>
    <style:style style:name="P67" style:family="paragraph" style:parent-style-name="Standard" style:list-style-name="L7">
      <style:text-properties officeooo:rsid="003ec648" officeooo:paragraph-rsid="003ec648"/>
    </style:style>
    <style:style style:name="P68" style:family="paragraph" style:parent-style-name="Standard" style:list-style-name="L8">
      <style:text-properties officeooo:rsid="003fb37f" officeooo:paragraph-rsid="003fb37f"/>
    </style:style>
    <style:style style:name="P69" style:family="paragraph" style:parent-style-name="Standard" style:list-style-name="L9">
      <style:text-properties officeooo:rsid="003fb37f" officeooo:paragraph-rsid="003fb37f"/>
    </style:style>
    <style:style style:name="P70" style:family="paragraph" style:parent-style-name="Standard" style:list-style-name="L10">
      <style:text-properties officeooo:rsid="003fb37f" officeooo:paragraph-rsid="003fb37f"/>
    </style:style>
    <style:style style:name="P71" style:family="paragraph" style:parent-style-name="Standard">
      <style:text-properties officeooo:rsid="00426a64" officeooo:paragraph-rsid="00426a64"/>
    </style:style>
    <style:style style:name="P72" style:family="paragraph" style:parent-style-name="Standard">
      <style:text-properties officeooo:rsid="00450ab7" officeooo:paragraph-rsid="00450ab7"/>
    </style:style>
    <style:style style:name="P73" style:family="paragraph" style:parent-style-name="Standard">
      <style:text-properties style:font-name="Times New Roman1" fo:font-size="12pt" officeooo:paragraph-rsid="00081805" style:font-size-asian="12pt" style:font-size-complex="12pt"/>
    </style:style>
    <style:style style:name="P74" style:family="paragraph" style:parent-style-name="Standard">
      <style:text-properties style:font-name="Times New Roman1" fo:font-size="12pt" officeooo:paragraph-rsid="00462f34" style:font-size-asian="12pt" style:font-size-complex="12pt"/>
    </style:style>
    <style:style style:name="P75" style:family="paragraph" style:parent-style-name="Standard" style:list-style-name="L13">
      <style:text-properties officeooo:rsid="000b8e7e" officeooo:paragraph-rsid="00081805"/>
    </style:style>
    <style:style style:name="P76" style:family="paragraph" style:parent-style-name="Standard" style:list-style-name="L14">
      <style:text-properties officeooo:rsid="00140a50" officeooo:paragraph-rsid="00081805"/>
    </style:style>
    <style:style style:name="P77" style:family="paragraph" style:parent-style-name="Standard" style:list-style-name="L14">
      <style:text-properties officeooo:rsid="00151643" officeooo:paragraph-rsid="00081805"/>
    </style:style>
    <style:style style:name="P78" style:family="paragraph" style:parent-style-name="Standard" style:list-style-name="L15">
      <style:text-properties officeooo:paragraph-rsid="00081805"/>
    </style:style>
    <style:style style:name="P79" style:family="paragraph" style:parent-style-name="Standard">
      <style:text-properties officeooo:paragraph-rsid="00081805"/>
    </style:style>
    <style:style style:name="P80" style:family="paragraph" style:parent-style-name="Standard" style:list-style-name="L14">
      <style:text-properties officeooo:rsid="0047fb73" officeooo:paragraph-rsid="0047fb73"/>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3" style:family="paragraph">
      <style:paragraph-properties style:writing-mode="lr-tb"/>
      <style:text-properties style:font-name="Times New Roman" fo:font-size="1pt" style:font-name-asian="Times New Roman" style:font-name-complex="Times New Roman"/>
    </style:style>
    <style:style style:name="P84"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officeooo:rsid="00320a91"/>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officeooo:rsid="001362a9" style:font-name-asian="Helvetica" style:font-name-complex="Helvetica"/>
    </style:style>
    <style:style style:name="T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7fb73"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85e05"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9e9d0"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officeooo:rsid="0007af6e" style:font-name-asian="Helvetica" style:font-size-asian="12pt" style:font-name-complex="Helvetica" style:font-size-complex="12pt"/>
    </style:style>
    <style:style style:name="T19" style:family="text">
      <style:text-properties style:use-window-font-color="true" loext:opacity="0%" style:font-name="Times New Roman1" fo:font-size="12pt" officeooo:rsid="003ae6c9" style:font-name-asian="Helvetica" style:font-size-asian="12pt" style:font-name-complex="Helvetica" style:font-size-complex="12pt"/>
    </style:style>
    <style:style style:name="T20" style:family="text">
      <style:text-properties style:use-window-font-color="true" loext:opacity="0%" style:font-name="Times New Roman1" fo:font-size="12pt" fo:font-weight="bold" officeooo:rsid="0007af6e" style:font-name-asian="Helvetica" style:font-size-asian="12pt" style:font-weight-asian="bold" style:font-name-complex="Helvetica" style:font-size-complex="12pt" style:font-weight-complex="bold"/>
    </style:style>
    <style:style style:name="T21" style:family="text">
      <style:text-properties officeooo:rsid="0017cd36"/>
    </style:style>
    <style:style style:name="T22" style:family="text">
      <style:text-properties officeooo:rsid="0020f1c1"/>
    </style:style>
    <style:style style:name="T23" style:family="text">
      <style:text-properties officeooo:rsid="00065e64"/>
    </style:style>
    <style:style style:name="T24" style:family="text">
      <style:text-properties officeooo:rsid="0008f6d9"/>
    </style:style>
    <style:style style:name="T25" style:family="text">
      <style:text-properties officeooo:rsid="00140a50"/>
    </style:style>
    <style:style style:name="T26" style:family="text">
      <style:text-properties officeooo:rsid="001d77ae"/>
    </style:style>
    <style:style style:name="T27" style:family="text">
      <style:text-properties style:font-name="Times New Roman1" officeooo:rsid="001d77ae" style:font-name-asian="Times New Roman1" style:font-name-complex="Times New Roman1"/>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462f34" style:font-size-asian="12pt" style:font-size-complex="12pt"/>
    </style:style>
    <style:style style:name="T30" style:family="text">
      <style:text-properties officeooo:rsid="0009d4d1"/>
    </style:style>
    <style:style style:name="T31" style:family="text">
      <style:text-properties officeooo:rsid="00151643"/>
    </style:style>
    <style:style style:name="T32" style:family="text">
      <style:text-properties officeooo:rsid="0016a28a"/>
    </style:style>
    <style:style style:name="T33" style:family="text">
      <style:text-properties officeooo:rsid="003954da"/>
    </style:style>
    <style:style style:name="T34" style:family="text">
      <style:text-properties officeooo:rsid="003ae6c9"/>
    </style:style>
    <style:style style:name="T35" style:family="text">
      <style:text-properties fo:font-weight="bold" style:font-weight-asian="bold" style:font-weight-complex="bold"/>
    </style:style>
    <style:style style:name="T36" style:family="text">
      <style:text-properties fo:font-weight="bold" officeooo:rsid="003ae6c9"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3ae6c9" style:font-weight-asian="normal" style:font-weight-complex="normal"/>
    </style:style>
    <style:style style:name="T39" style:family="text">
      <style:text-properties officeooo:rsid="003e0331"/>
    </style:style>
    <style:style style:name="T40" style:family="text">
      <style:text-properties officeooo:rsid="003ec648"/>
    </style:style>
    <style:style style:name="T41" style:family="text">
      <style:text-properties officeooo:rsid="003fb37f"/>
    </style:style>
    <style:style style:name="T42" style:family="text">
      <style:text-properties fo:font-style="italic" style:font-style-asian="italic" style:font-style-complex="italic"/>
    </style:style>
    <style:style style:name="T43" style:family="text">
      <style:text-properties officeooo:rsid="0041207c"/>
    </style:style>
    <style:style style:name="T44" style:family="text">
      <style:text-properties officeooo:rsid="0041abb7"/>
    </style:style>
    <style:style style:name="T45" style:family="text">
      <style:text-properties officeooo:rsid="00450ab7"/>
    </style:style>
    <style:style style:name="T46" style:family="text">
      <style:text-properties officeooo:rsid="00462f34"/>
    </style:style>
    <style:style style:name="T47" style:family="text">
      <style:text-properties officeooo:rsid="00474881"/>
    </style:style>
    <style:style style:name="T48" style:family="text">
      <style:text-properties officeooo:rsid="004752ab"/>
    </style:style>
    <style:style style:name="T49" style:family="text">
      <style:text-properties officeooo:rsid="0047fb73"/>
    </style:style>
    <style:style style:name="T50" style:family="text">
      <style:text-properties officeooo:rsid="00485e05"/>
    </style:style>
    <style:style style:name="T51"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font-size="10pt" fo:language="en" fo:country="US" style:language-asian="zxx" style:country-asian="none" style:language-complex="zxx" style:country-complex="none"/>
    </style:style>
    <style:style style:name="T53"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Introduction (Informative)</text:h>
      <text:p text:style-name="P20">This working note covers the Traction Protocol, the way that OpenLCB handles moving objects such as locomotives, engines, and other rolling stock.</text:p>
      <text:h text:style-name="Heading_20_1" text:outline-level="1">Intended Use (Informative)</text:h>
      <text:p text:style-name="P42">The Traction Protocol covers the interaction between one (or more) Throttles and one or more Trains, as this interaction is represented on the OpenLCB bus. There can be more than one Throttles controlling a single Train, and more than one Trains being controlled by a single Throttle (also called consisting). The Throttle, as a Node on the OpenLCB bus, may be either a physical throttle, or a Gateway converting messages of a different throttle protocol to OpenLCB. The Train is also represented as a Node on the OpenLCB bus; this may be a physical decoder present in a locomotive and capable of participating in the OpenLCB network (presumably via wireless communication), or it may be a Gateway device translating the OpenLCB Traction Protocol to some other method of controlling trains. The most important example of such other method is the DCC track protocol, in which case the Gateway device is commonly referred to as a DCC Command Station.</text:p>
      <text:h text:style-name="Heading_20_1" text:outline-level="1">References and Context (Normative)</text:h>
      <text:p text:style-name="P40">For more information on format and presentation, see: </text:p>
      <text:list text:style-name="L1">
        <text:list-item>
          <text:p text:style-name="P56">OpenLCB Common Information Technical Note.</text:p>
        </text:list-item>
      </text:list>
      <text:p text:style-name="P40">For information on OpenLCB message transport and OpenLCB communications, see:</text:p>
      <text:list text:style-name="L2">
        <text:list-item>
          <text:p text:style-name="P57">OpenLCB Message Network Standard.</text:p>
        </text:list-item>
      </text:list>
      <text:p text:style-name="P40"><text:span text:style-name="T33">A </text:span>Node implementing the <text:span text:style-name="T33">Traction</text:span> Protocol must implement:</text:p>
      <text:list xml:id="list4035489668" text:style-name="L3">
        <text:list-item>
          <text:p text:style-name="P59"><text:span text:style-name="T33">OpenLCB </text:span>Event <text:span text:style-name="T33">Transport</text:span> <text:span text:style-name="T33">Standard;</text:span></text:p>
        </text:list-item>
        <text:list-item>
          <text:p text:style-name="P58">OpenLCB Simple Node Information Protocol Standard.</text:p>
        </text:list-item>
      </text:list>
      <text:p text:style-name="P41">The following protocols are strongly recommended to be implemented by any Train node:</text:p>
      <text:list xml:id="list125642833761191" text:continue-numbering="true" text:style-name="L3">
        <text:list-item>
          <text:p text:style-name="P60"><text:span text:style-name="T33">OpenLCB </text:span>Memory Configuration <text:span text:style-name="T33">Standard</text:span><office:annotation loext:resolved="false"><dc:creator>Unknown Author</dc:creator><dc:date>2022-09-01T14:39:38.654774803</dc:date><text:p text:style-name="P82"><text:span text:style-name="T53">I don’t think this is optional in practice.</text:span></text:p></office:annotation><office:annotation loext:resolved="false"><dc:creator>Balazs Racz</dc:creator><dc:date>2022-10-17T23:49:26.165779597</dc:date><meta:creator-initials>BR</meta:creator-initials><text:p text:style-name="P82"><text:span text:style-name="T54">Reply to Unknown Author (09/01/2022, 14:39): "..."</text:span></text:p><text:p><text:span text:style-name="T52">I will mark it as recommended; technically a train can work without FDI.</text:span></text:p></office:annotation> and Datagram Protocol it depends on;</text:p>
        </text:list-item>
        <text:list-item>
          <text:p text:style-name="P58">OpenLCB Configuration Description Information Standard</text:p>
        </text:list-item>
        <text:list-item>
          <text:p text:style-name="P58">OpenLCB Train Search Protocol</text:p>
        </text:list-item>
      </text:list>
      <text:p text:style-name="P16">Float-16 is the half-precision numeric format defined by IEEE 754-2008. This is the format that the GNU toolchain's -mfp16-format=ieee flag and __fp16 type makes available on some CPU types.</text:p>
      <text:h text:style-name="P53" text:outline-level="2"><text:bookmark-start text:name="__DdeLink__5757_3872312465"/>Terminology<text:bookmark-end text:name="__DdeLink__5757_3872312465"/><office:annotation loext:resolved="false"><dc:creator>Unknown Author</dc:creator><dc:date>2022-09-01T14:40:46.111906120</dc:date><text:p text:style-name="P82"><text:span text:style-name="T53">This section is verbose for a Standard. <text:s/>Some of the content should be moved to the TN, e.g. all the justification statements.</text:span></text:p></office:annotation></text:h>
      <text:p text:style-name="P43">The following Nodes participate in the interactions presented in this Standard:</text:p>
      <text:list text:style-name="L4">
        <text:list-item>
          <text:p text:style-name="P61"><text:span text:style-name="T35">Train Node</text:span><text:span text:style-name="T37">: A </text:span>Train is represented by a single, specific Node. To control that specific Train, OpenLCB messages are sent addressed to that Node. It is not a requirement that the hardware operating the given Train Node be mechanically installed in the specific Train.</text:p>
        </text:list-item>
        <text:list-item>
          <text:p text:style-name="P62">Throttle Node<text:span text:style-name="T37">: An OpenLCB Node controlling one or more Train Nodes using the Traction Protocol. It is not a requirement that the hardware operating the Throttle Node be mechanically installed into the physical throttle that the operator is using. A single OpenLCB Node may have independent interactions with multiple Train Nodes, and thus represent more than one physical throttle.</text:span></text:p>
        </text:list-item>
      </text:list>
      <text:p text:style-name="P43">The following additional concepts are used:</text:p>
      <text:list text:style-name="L5">
        <text:list-item>
          <text:p text:style-name="P64"><text:span text:style-name="T35">Train</text:span><text:span text:style-name="T36"> Control Operation: </text:span><text:span text:style-name="T38">The set of commands Set Speed, Emergency Stop and Set Function. </text:span></text:p>
        </text:list-item>
        <text:list-item>
          <text:p text:style-name="P63"><text:span text:style-name="T36">Controller</text:span><text:span text:style-name="T34">: A Train Node </text:span><text:span text:style-name="T43">has zero or</text:span><text:span text:style-name="T34"> </text:span><text:span text:style-name="T43">one </text:span><text:span text:style-name="T34">Throttle Node assigned as the Controller. There is no requirement that the Train Node should accept </text:span><text:span text:style-name="T43">Train Control Operations</text:span><text:span text:style-name="T34"> from the Controller </text:span><text:span text:style-name="T43">only</text:span><text:span text:style-name="T34">. A Throttle Node set as the Controller has to stay alive and connected to the OpenLCB bus, and the Train Node may periodically verify this as a safety check.</text:span></text:p>
        </text:list-item>
        <text:list-item>
          <text:p text:style-name="P63"><text:span text:style-name="T20">Listener</text:span><text:span text:style-name="T18">: A </text:span><text:span text:style-name="T19">Throttle N</text:span><text:span text:style-name="T18">ode may be interested in receiving a copy of all state changing messages from a given </text:span><text:span text:style-name="T19">T</text:span><text:span text:style-name="T18">rain </text:span><text:span text:style-name="T19">N</text:span><text:span text:style-name="T18">ode. Since </text:span><text:span text:style-name="T19">T</text:span><text:span text:style-name="T18">hrottle-to-</text:span><text:span text:style-name="T19">T</text:span><text:span text:style-name="T18">rain configuration is addressed, there is no network-level mechanism to guarantee that messages destined to the </text:span><text:span text:style-name="T19">T</text:span><text:span text:style-name="T18">rain </text:span><text:span text:style-name="T19">N</text:span><text:span text:style-name="T18">ode can be intercepted by the interested third party. The </text:span><text:span text:style-name="T19">T</text:span><text:span text:style-name="T18">rain </text:span><text:span text:style-name="T19">N</text:span><text:span text:style-name="T18">ode therefore </text:span><text:span text:style-name="T19">has </text:span><text:span text:style-name="T18">a feature that allows other nodes to be registered, and the </text:span><text:span text:style-name="T19">T</text:span><text:span text:style-name="T18">rain shall forward the speed (and optionally function) setting messages to the registered </text:span><text:span text:style-name="T19">Listener </text:span><text:span text:style-name="T18">nodes. A way to achieve consisting is to specify the consist members as listeners on the lead engine's train node, or to allocate a virtual node and specify all engines as listeners to that virtual node.</text:span></text:p>
        </text:list-item>
      </text:list>
      <text:h text:style-name="Heading_20_1" text:outline-level="1">Message Formats (Normative)</text:h>
      <text:p text:style-name="P16"/>
      <text:h text:style-name="Heading_20_2" text:outline-level="2"><text:bookmark-start text:name="__DdeLink__5804_3872312465"/>Defined Event IDs<text:bookmark-end text:name="__DdeLink__5804_3872312465"/></text:h>
      <text:p text:style-name="P16">Is Train: 01.01.00.00.00.00.03.03<office:annotation loext:resolved="false"><dc:creator>Unknown Author</dc:creator><dc:date>2022-09-01T14:43:48.728976478</dc:date><text:p text:style-name="P82"><text:span text:style-name="T53">Elsewhere referred to as isATrain</text:span></text:p></office:annotation><office:annotation loext:resolved="false"><dc:creator>Balazs Racz</dc:creator><dc:date>2022-10-20T00:52:09.919184875</dc:date><meta:creator-initials>BR</meta:creator-initials><text:p text:style-name="P82"><text:span text:style-name="T54">Reply to Unknown Author (09/01/2022, 14:43): "..."</text:span></text:p><text:p><text:span text:style-name="T52">I have not found that string in the S or TN.</text:span></text:p></office:annotation></text:p>
      <text:p text:style-name="P16">Emergency Stop All: 01.0<text:span text:style-name="T34">0</text:span>.00.00.00.00.FF.F<text:span text:style-name="T34">D</text:span><office:annotation loext:resolved="false"><dc:creator>Unknown Author</dc:creator><dc:date>2022-09-01T14:43:05.974749205</dc:date><text:p text:style-name="P82"><text:span text:style-name="T53">Clear Emergency Stop?</text:span></text:p></office:annotation><office:annotation loext:resolved="false"><dc:creator>Balazs Racz</dc:creator><dc:date>2022-10-20T00:52:24.114237783</dc:date><meta:creator-initials>BR</meta:creator-initials><text:p text:style-name="P82"><text:span text:style-name="T54">Reply to Unknown Author (09/01/2022, 14:43): "..."</text:span></text:p><text:p><text:span text:style-name="T52">Added. Also updated the Event IDs, as they were inconsistent with the event ID standard.</text:span></text:p></office:annotation><text:span text:style-name="T34"> </text:span></text:p>
      <text:p text:style-name="P44"><text:span text:style-name="T34">Clear </text:span>Emergency Stop All: 01.0<text:span text:style-name="T34">0</text:span>.00.00.00.00.FF.F<text:span text:style-name="T34">C</text:span></text:p>
      <text:p text:style-name="P46">Emergency <text:span text:style-name="T40">Off </text:span>All: 01.0<text:span text:style-name="T34">0</text:span>.00.00.00.00.FF.F<text:span text:style-name="T40">F</text:span><text:span text:style-name="T34"> </text:span></text:p>
      <text:p text:style-name="P46"><text:span text:style-name="T34">Clear </text:span>Emergency <text:span text:style-name="T40">Off </text:span>All: 01.0<text:span text:style-name="T34">0</text:span>.00.00.00.00.FF.F<text:span text:style-name="T40">E</text:span></text:p>
      <text:h text:style-name="P54" text:outline-level="2"><text:bookmark-start text:name="__DdeLink__5804_38723124651"/>Defined <text:bookmark-end text:name="__DdeLink__5804_38723124651"/><text:span text:style-name="T43">Error Codes</text:span></text:h>
      <text:p text:style-name="P50">Error – source not permitted – not a controller: 0x1021.</text:p>
      <text:h text:style-name="Heading_20_2" text:outline-level="2"><text:bookmark-start text:name="__DdeLink__5806_3872312465"/>Traction Control Command Message<text:bookmark-end text:name="__DdeLink__5806_3872312465"/></text:h>
      <text:p text:style-name="P16">MTI: Priority 1, index 15, modifier <text:span text:style-name="T22">3</text:span>, addressed =&gt; MTI 0x05E<text:span text:style-name="T22">B</text:span>, CAN frame [195E<text:span text:style-name="T22">B</text:span>sss] fd dd<text:bookmark text:name="__DdeLink__2222_3806027137"/></text:p>
      <text:p text:style-name="P16">This message type and MTI is specific to traction control. <text:s/><text:span text:style-name="T39">Bits 0-6 of the </text:span>first byte of the content codes an instruction, which defines the rest of the format. <text:bookmark text:name="__DdeLink__2224_3806027137"/><text:span text:style-name="T39">See below for the definition of bit </text:span><text:span text:style-name="T40">7</text:span><text:span text:style-name="T39">.</text:span></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number-columns-repeated="5"/>
        <table:table-column table:style-name="Instructions.K"/>
        <table:table-header-rows>
          <table:table-row>
            <table:table-cell table:style-name="Instructions.A1" table:number-rows-spanned="2" office:value-type="string">
              <text:p text:style-name="P30">Instruction</text:p>
            </table:table-cell>
            <table:table-cell table:style-name="Instructions.A1" table:number-columns-spanned="2" office:value-type="string">
              <text:p text:style-name="P30">Byte 0</text:p>
            </table:table-cell>
            <table:covered-table-cell/>
            <table:table-cell table:style-name="Instructions.A1" table:number-rows-spanned="2" office:value-type="string">
              <text:p text:style-name="P30">Byte 1</text:p>
            </table:table-cell>
            <table:table-cell table:style-name="Instructions.A1" table:number-rows-spanned="2" office:value-type="string">
              <text:p text:style-name="P30">Byte 2</text:p>
            </table:table-cell>
            <table:table-cell table:style-name="Instructions.A1" table:number-rows-spanned="2" office:value-type="string">
              <text:p text:style-name="P30">Byte 3</text:p>
            </table:table-cell>
            <table:table-cell table:style-name="Instructions.A1" table:number-rows-spanned="2" office:value-type="string">
              <text:p text:style-name="P30">Byte 4</text:p>
            </table:table-cell>
            <table:table-cell table:style-name="Instructions.A1" table:number-rows-spanned="2" office:value-type="string">
              <text:p text:style-name="P30">Byte 5</text:p>
            </table:table-cell>
            <table:table-cell table:style-name="Instructions.A1" table:number-rows-spanned="2" office:value-type="string">
              <text:p text:style-name="P30">Byte 6</text:p>
            </table:table-cell>
            <table:table-cell table:style-name="Instructions.A1" table:number-rows-spanned="2" office:value-type="string">
              <text:p text:style-name="P30">Byte 7</text:p>
            </table:table-cell>
            <table:table-cell table:style-name="Instructions.K1" table:number-rows-spanned="2" office:value-type="string">
              <text:p text:style-name="P30">Byte 8</text:p>
            </table:table-cell>
          </table:table-row>
        </table:table-header-rows>
        <table:table-row>
          <table:covered-table-cell table:style-name="Instructions.A2"/>
          <table:table-cell table:style-name="Instructions.A2" office:value-type="string">
            <text:p text:style-name="P33">Bit 7</text:p>
          </table:table-cell>
          <table:table-cell table:style-name="Instructions.A2" office:value-type="string">
            <text:p text:style-name="P33">Bits 6-0</text:p>
          </table:table-cell>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K2"/>
        </table:table-row>
        <table:table-row>
          <table:table-cell table:style-name="Instructions.A2" office:value-type="string">
            <text:p text:style-name="P22">Set Speed/Direction</text:p>
          </table:table-cell>
          <table:table-cell table:style-name="Instructions.A2" office:value-type="string">
            <text:p text:style-name="P32">P</text:p>
          </table:table-cell>
          <table:table-cell table:style-name="Instructions.A2" office:value-type="string">
            <text:p text:style-name="P22">0x00</text:p>
          </table:table-cell>
          <table:table-cell table:style-name="Instructions.A2" table:number-columns-spanned="2" office:value-type="string">
            <text:p text:style-name="P22">Speed and direction as signed float16</text:p>
          </table:table-cell>
          <table:covered-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K2" office:value-type="string">
            <text:p text:style-name="P22"/>
          </table:table-cell>
        </table:table-row>
        <table:table-row>
          <table:table-cell table:style-name="Instructions.A2" office:value-type="string">
            <text:p text:style-name="P22">Set Function</text:p>
          </table:table-cell>
          <table:table-cell table:style-name="Instructions.A2" office:value-type="string">
            <text:p text:style-name="P32">P</text:p>
          </table:table-cell>
          <table:table-cell table:style-name="Instructions.A2" office:value-type="string">
            <text:p text:style-name="P22">0x01</text:p>
          </table:table-cell>
          <table:table-cell table:style-name="Instructions.A2" table:number-columns-spanned="3" office:value-type="string">
            <text:p text:style-name="P22">Address</text:p>
          </table:table-cell>
          <table:covered-table-cell/>
          <table:covered-table-cell/>
          <table:table-cell table:style-name="Instructions.A2" table:number-columns-spanned="2" office:value-type="string">
            <text:p text:style-name="P22">Value</text:p>
          </table:table-cell>
          <table:covered-table-cell/>
          <table:table-cell table:style-name="Instructions.A2" office:value-type="string">
            <text:p text:style-name="P22"/>
          </table:table-cell>
          <table:table-cell table:style-name="Instructions.A2" office:value-type="string">
            <text:p text:style-name="P22"/>
          </table:table-cell>
          <table:table-cell table:style-name="Instructions.K2" office:value-type="string">
            <text:p text:style-name="P22"/>
          </table:table-cell>
        </table:table-row>
        <table:table-row>
          <table:table-cell table:style-name="Instructions.A2" office:value-type="string">
            <text:p text:style-name="P22">Emergency Stop</text:p>
          </table:table-cell>
          <table:table-cell table:style-name="Instructions.A2" office:value-type="string">
            <text:p text:style-name="P32">P</text:p>
          </table:table-cell>
          <table:table-cell table:style-name="Instructions.A2" office:value-type="string">
            <text:p text:style-name="P22">0x02</text:p>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K2" office:value-type="string">
            <text:p text:style-name="P22"/>
          </table:table-cell>
        </table:table-row>
        <table:table-row>
          <table:table-cell table:style-name="Instructions.A2" office:value-type="string">
            <text:p text:style-name="P22">Query Speeds</text:p>
          </table:table-cell>
          <table:table-cell table:style-name="Instructions.A2" office:value-type="string">
            <text:p text:style-name="P32">0</text:p>
          </table:table-cell>
          <table:table-cell table:style-name="Instructions.A2" office:value-type="string">
            <text:p text:style-name="P22">0x10</text:p>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K2" office:value-type="string">
            <text:p text:style-name="P22"/>
          </table:table-cell>
        </table:table-row>
        <table:table-row>
          <table:table-cell table:style-name="Instructions.A2" office:value-type="string">
            <text:p text:style-name="P22">Query Function</text:p>
          </table:table-cell>
          <table:table-cell table:style-name="Instructions.A2" office:value-type="string">
            <text:p text:style-name="P32">0</text:p>
          </table:table-cell>
          <table:table-cell table:style-name="Instructions.A2" office:value-type="string">
            <text:p text:style-name="P22">0x11</text:p>
          </table:table-cell>
          <table:table-cell table:style-name="Instructions.A2" table:number-columns-spanned="3" office:value-type="string">
            <text:p text:style-name="P22">Address</text:p>
          </table:table-cell>
          <table:covered-table-cell/>
          <table:covered-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K2" office:value-type="string">
            <text:p text:style-name="P22"/>
          </table:table-cell>
        </table:table-row>
        <table:table-row>
          <table:table-cell table:style-name="Instructions.A2" table:number-rows-spanned="4" office:value-type="string">
            <text:p text:style-name="P22">Controller Configuration</text:p>
          </table:table-cell>
          <table:table-cell table:style-name="Instructions.A2" table:number-rows-spanned="4" office:value-type="string">
            <text:p text:style-name="P32">0</text:p>
          </table:table-cell>
          <table:table-cell table:style-name="Instructions.A2" table:number-rows-spanned="4" office:value-type="string">
            <text:p text:style-name="P22">0x20</text:p>
          </table:table-cell>
          <table:table-cell table:style-name="Instructions.A2" office:value-type="string">
            <text:p text:style-name="P22">Assign Controller 0x01</text:p>
          </table:table-cell>
          <table:table-cell table:style-name="Instructions.A2" office:value-type="string">
            <text:p text:style-name="P22">Flags<text:line-break/><text:line-break/><text:span text:style-name="T40">(Reserved)</text:span></text:p>
          </table:table-cell>
          <table:table-cell table:style-name="Instructions.K2" table:number-columns-spanned="6" office:value-type="string">
            <text:p text:style-name="P22">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2">Release Controller <text:s/>0x02</text:p>
          </table:table-cell>
          <table:table-cell table:style-name="Instructions.A2" office:value-type="string">
            <text:p text:style-name="P22">Flags<text:line-break/><text:line-break/><text:span text:style-name="T40">(Reserved)</text:span></text:p>
          </table:table-cell>
          <table:table-cell table:style-name="Instructions.K2" table:number-columns-spanned="6" office:value-type="string">
            <text:p text:style-name="P22">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2">Query Controller <text:s/>0x03</text:p>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K2" office:value-type="string">
            <text:p text:style-name="P22"/>
          </table:table-cell>
        </table:table-row>
        <table:table-row>
          <table:covered-table-cell table:style-name="Instructions.A2"/>
          <table:covered-table-cell table:style-name="Instructions.A2"/>
          <table:covered-table-cell table:style-name="Instructions.A2"/>
          <table:table-cell table:style-name="Instructions.A2" office:value-type="string">
            <text:p text:style-name="P22">Controller Changing Notify 0x04</text:p>
          </table:table-cell>
          <table:table-cell table:style-name="Instructions.A2" office:value-type="string">
            <text:p text:style-name="P22">Flags<text:line-break/><text:line-break/><text:span text:style-name="T40">(Reserved)</text:span></text:p>
          </table:table-cell>
          <table:table-cell table:style-name="Instructions.K2" table:number-columns-spanned="6" office:value-type="string">
            <text:p text:style-name="P22">New Requesting Controller Node ID</text:p>
          </table:table-cell>
          <table:covered-table-cell/>
          <table:covered-table-cell/>
          <table:covered-table-cell/>
          <table:covered-table-cell/>
          <table:covered-table-cell/>
        </table:table-row>
        <table:table-row>
          <table:table-cell table:style-name="Instructions.A2" table:number-rows-spanned="3" office:value-type="string">
            <text:p text:style-name="P21"><text:span text:style-name="T23">Listener</text:span> Configuration</text:p>
          </table:table-cell>
          <table:table-cell table:style-name="Instructions.A2" table:number-rows-spanned="3" office:value-type="string">
            <text:p text:style-name="P31">0</text:p>
          </table:table-cell>
          <table:table-cell table:style-name="Instructions.A2" table:number-rows-spanned="3" office:value-type="string">
            <text:p text:style-name="P21">0x30</text:p>
          </table:table-cell>
          <table:table-cell table:style-name="Instructions.A2" office:value-type="string">
            <text:p text:style-name="P22">Attach Node <text:line-break/><text:span text:style-name="T24">or<text:line-break/></text:span><text:span text:style-name="T40">U</text:span><text:span text:style-name="T24">pdate </text:span><text:span text:style-name="T40">F</text:span><text:span text:style-name="T24">lags<text:line-break/></text:span>0x01</text:p>
          </table:table-cell>
          <table:table-cell table:style-name="Instructions.A2" office:value-type="string">
            <text:p text:style-name="P22">Flags<text:line-break/>0x01=<text:span text:style-name="T40">Resv’d</text:span></text:p>
            <text:p text:style-name="P25">0x02=Rev direction</text:p>
            <text:p text:style-name="P25">0x04=Link F0</text:p>
            <text:p text:style-name="P25">0x08=Link Fn</text:p>
            <text:p text:style-name="P26">0x80=Hide</text:p>
          </table:table-cell>
          <table:table-cell table:style-name="Instructions.K2" table:number-columns-spanned="6" office:value-type="string">
            <text:p text:style-name="P22"><text:span text:style-name="T24">Listener</text:span> Node ID</text:p>
          </table:table-cell>
          <table:covered-table-cell/>
          <table:covered-table-cell/>
          <table:covered-table-cell/>
          <table:covered-table-cell/>
          <table:covered-table-cell/>
        </table:table-row>
        <table:table-row table:style-name="Instructions.13">
          <table:covered-table-cell table:style-name="Instructions.A2"/>
          <table:covered-table-cell table:style-name="Instructions.A2"/>
          <table:covered-table-cell table:style-name="Instructions.A2"/>
          <table:table-cell table:style-name="Instructions.A2" office:value-type="string">
            <text:p text:style-name="P22">Detach Node <text:s text:c="3"/>0x02</text:p>
          </table:table-cell>
          <table:table-cell table:style-name="Instructions.A2" office:value-type="string">
            <text:p text:style-name="P24">Flags<text:line-break/></text:p>
            <text:p text:style-name="P34">(Reserved)</text:p>
          </table:table-cell>
          <table:table-cell table:style-name="Instructions.K2" table:number-columns-spanned="6" office:value-type="string">
            <text:p text:style-name="P22"><text:span text:style-name="T24">Listener</text:span>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7">Query Nodes<text:line-break/>0x03</text:p>
          </table:table-cell>
          <table:table-cell table:style-name="Instructions.A2" office:value-type="string">
            <text:p text:style-name="P27">Listener index <text:span text:style-name="T24">{</text:span>optional<text:span text:style-name="T24">}</text:span></text:p>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K2" office:value-type="string">
            <text:p text:style-name="P22"/>
          </table:table-cell>
        </table:table-row>
        <table:table-row>
          <table:table-cell table:style-name="Instructions.A2" office:value-type="string">
            <text:p text:style-name="P22">Traction Management</text:p>
          </table:table-cell>
          <table:table-cell table:style-name="Instructions.A2" office:value-type="string">
            <text:p text:style-name="P32">0</text:p>
          </table:table-cell>
          <table:table-cell table:style-name="Instructions.A2" office:value-type="string">
            <text:p text:style-name="P22">0x40</text:p>
          </table:table-cell>
          <table:table-cell table:style-name="Instructions.A2" office:value-type="string">
            <text:p text:style-name="P22">Reserve <text:s text:c="10"/>0x01</text:p>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K2" office:value-type="string">
            <text:p text:style-name="P22"/>
          </table:table-cell>
        </table:table-row>
        <table:table-row>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Release <text:s/>0x02</text:p>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K2" office:value-type="string">
            <text:p text:style-name="P22"/>
          </table:table-cell>
        </table:table-row>
        <table:table-row>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8">No-op<text:line-break/>0x03</text:p>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A2" office:value-type="string">
            <text:p text:style-name="P22"/>
          </table:table-cell>
          <table:table-cell table:style-name="Instructions.K2" office:value-type="string">
            <text:p text:style-name="P22"/>
          </table:table-cell>
        </table:table-row>
      </table:table>
      <text:p text:style-name="P16"/>
      <text:p text:style-name="P16">The Set Function instruction uses a three-byte address for brevity; it's to be interpreted with a high byte of zero to make a four byte address in the function memory space (0xF<text:span text:style-name="T46">9</text:span>).</text:p>
      <text:p text:style-name="P45">The P bit shall be set to 0 when a Throttle Node sends a command to a Train Node, and set to 1 when a Train Node is sending a forwarded command to a Listener Node.</text:p>
      <text:h text:style-name="Heading_20_2" text:outline-level="2"><text:bookmark-start text:name="__DdeLink__5808_3872312465"/>Traction Control Reply Message<text:bookmark-end text:name="__DdeLink__5808_3872312465"/></text:h>
      <text:p text:style-name="P16">MTI: Priority 0, index 15, modifier <text:span text:style-name="T22">1</text:span>, addressed =&gt; MTI 0x01E<text:span text:style-name="T22">9</text:span>, CAN frame [191E<text:span text:style-name="T22">9</text:span>sss] fd dd<text:bookmark text:name="__DdeLink__2226_3806027137"/></text:p>
      <text:p text:style-name="P16"/>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3">Instruction</text:p>
            </table:table-cell>
            <table:table-cell table:style-name="Table2.A1" office:value-type="string">
              <text:p text:style-name="P23">Byte 0</text:p>
            </table:table-cell>
            <table:table-cell table:style-name="Table2.A1" office:value-type="string">
              <text:p text:style-name="P23">Byte 1</text:p>
            </table:table-cell>
            <table:table-cell table:style-name="Table2.A1" office:value-type="string">
              <text:p text:style-name="P23">Byte 2</text:p>
            </table:table-cell>
            <table:table-cell table:style-name="Table2.A1" office:value-type="string">
              <text:p text:style-name="P23">Byte 3</text:p>
            </table:table-cell>
            <table:table-cell table:style-name="Table2.A1" office:value-type="string">
              <text:p text:style-name="P23">Byte 4</text:p>
            </table:table-cell>
            <table:table-cell table:style-name="Table2.A1" office:value-type="string">
              <text:p text:style-name="P23">Byte 5</text:p>
            </table:table-cell>
            <table:table-cell table:style-name="Table2.A1" office:value-type="string">
              <text:p text:style-name="P23">Byte 6</text:p>
            </table:table-cell>
            <table:table-cell table:style-name="Table2.A1" office:value-type="string">
              <text:p text:style-name="P23">Byte 7</text:p>
            </table:table-cell>
            <table:table-cell table:style-name="Table2.A1" office:value-type="string">
              <text:p text:style-name="P23">Byte 8</text:p>
            </table:table-cell>
            <table:table-cell table:style-name="Table2.A1" office:value-type="string">
              <text:p text:style-name="P23">Byte 9</text:p>
            </table:table-cell>
            <table:table-cell table:style-name="Table2.L1" office:value-type="string">
              <text:p text:style-name="P23">Byte 10</text:p>
            </table:table-cell>
          </table:table-row>
        </table:table-header-rows>
        <table:table-row>
          <table:table-cell table:style-name="Table2.A2" office:value-type="string">
            <text:p text:style-name="P22">Query Speeds Reply</text:p>
          </table:table-cell>
          <table:table-cell table:style-name="Table2.A2" office:value-type="string">
            <text:p text:style-name="P22">0x10</text:p>
          </table:table-cell>
          <table:table-cell table:style-name="Table2.A2" table:number-columns-spanned="2" office:value-type="string">
            <text:p text:style-name="P22">Set Speed</text:p>
          </table:table-cell>
          <table:covered-table-cell/>
          <table:table-cell table:style-name="Table2.A2" office:value-type="string">
            <text:p text:style-name="P22">Status</text:p>
            <text:p text:style-name="P29">Bit 0: 1=E-Stop.</text:p>
          </table:table-cell>
          <table:table-cell table:style-name="Table2.A2" table:number-columns-spanned="2" office:value-type="string">
            <text:p text:style-name="P22">Commanded Speed</text:p>
          </table:table-cell>
          <table:covered-table-cell/>
          <table:table-cell table:style-name="Table2.A2" table:number-columns-spanned="2" office:value-type="string">
            <text:p text:style-name="P22">Actual Speed</text:p>
          </table:table-cell>
          <table:covered-table-cell/>
          <table:table-cell table:style-name="Table2.A2" office:value-type="string">
            <text:p text:style-name="P22"/>
          </table:table-cell>
          <table:table-cell table:style-name="Table2.A2" office:value-type="string">
            <text:p text:style-name="P22"/>
          </table:table-cell>
          <table:table-cell table:style-name="Table2.L2" office:value-type="string">
            <text:p text:style-name="P22"/>
          </table:table-cell>
        </table:table-row>
        <table:table-row>
          <table:table-cell table:style-name="Table2.A2" office:value-type="string">
            <text:p text:style-name="P22">Query Function Reply</text:p>
          </table:table-cell>
          <table:table-cell table:style-name="Table2.A2" office:value-type="string">
            <text:p text:style-name="P22">0x11</text:p>
          </table:table-cell>
          <table:table-cell table:style-name="Table2.A2" table:number-columns-spanned="3" office:value-type="string">
            <text:p text:style-name="P22">Address</text:p>
          </table:table-cell>
          <table:covered-table-cell/>
          <table:covered-table-cell/>
          <table:table-cell table:style-name="Table2.A2" table:number-columns-spanned="2" office:value-type="string">
            <text:p text:style-name="P22">Value</text:p>
          </table:table-cell>
          <table:covered-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L2" office:value-type="string">
            <text:p text:style-name="P22"/>
          </table:table-cell>
        </table:table-row>
        <table:table-row>
          <table:table-cell table:style-name="Table2.A2" table:number-rows-spanned="3" office:value-type="string">
            <text:p text:style-name="P22">Controller Configuration Reply</text:p>
          </table:table-cell>
          <table:table-cell table:style-name="Table2.A2" table:number-rows-spanned="3" office:value-type="string">
            <text:p text:style-name="P22">0x20</text:p>
          </table:table-cell>
          <table:table-cell table:style-name="Table2.A2" office:value-type="string">
            <text:p text:style-name="P22">Assign Controller Reply 0x01</text:p>
          </table:table-cell>
          <table:table-cell table:style-name="Table2.A2" office:value-type="string">
            <text:p text:style-name="P22">Result:<text:line-break/>0 == OK<text:line-break/>Non-zero == Failed</text:p>
            <text:p text:style-name="P22">Fail Code: Bit 0=Assigned Controller Refused Connection</text:p>
            <text:p text:style-name="P22">Bit 1 = Train Refused Connection</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L2" office:value-type="string">
            <text:p text:style-name="P22"/>
          </table:table-cell>
        </table:table-row>
        <table:table-row>
          <table:covered-table-cell table:style-name="Table2.A2"/>
          <table:covered-table-cell table:style-name="Table2.A2"/>
          <table:table-cell table:style-name="Table2.A2" office:value-type="string">
            <text:p text:style-name="P22">Query Controller Reply 0x03</text:p>
          </table:table-cell>
          <table:table-cell table:style-name="Table2.A2" office:value-type="string">
            <text:p text:style-name="P22">Flags<text:line-break/>0x01=<text:span text:style-name="T40">Resv’d</text:span></text:p>
          </table:table-cell>
          <table:table-cell table:style-name="Table2.A2" table:number-columns-spanned="6" office:value-type="string">
            <text:p text:style-name="P22">Active Controller (0.0.0.0.0.0 if no controller active)</text:p>
          </table:table-cell>
          <table:covered-table-cell/>
          <table:covered-table-cell/>
          <table:covered-table-cell/>
          <table:covered-table-cell/>
          <table:covered-table-cell/>
          <table:table-cell table:style-name="Table2.A2" office:value-type="string">
            <text:p text:style-name="P22"/>
          </table:table-cell>
          <table:table-cell table:style-name="Table2.L2" office:value-type="string">
            <text:p text:style-name="P22"/>
          </table:table-cell>
        </table:table-row>
        <table:table-row>
          <table:covered-table-cell table:style-name="Table2.A2"/>
          <table:covered-table-cell table:style-name="Table2.A2"/>
          <table:table-cell table:style-name="Table2.A2" office:value-type="string">
            <text:p text:style-name="P22">Controller Changed Notify Reply 0x04</text:p>
          </table:table-cell>
          <table:table-cell table:style-name="Table2.A2" office:value-type="string">
            <text:p text:style-name="P22">Result: 0 == OK</text:p>
            <text:p text:style-name="P22">Non-zero == Reject</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L2" office:value-type="string">
            <text:p text:style-name="P22"/>
          </table:table-cell>
        </table:table-row>
        <table:table-row>
          <table:table-cell table:style-name="Table2.A2" table:number-rows-spanned="3" office:value-type="string">
            <text:p text:style-name="P21"><text:span text:style-name="T23">Listener</text:span> Configuration <text:s/>Reply</text:p>
          </table:table-cell>
          <table:table-cell table:style-name="Table2.A2" table:number-rows-spanned="3" office:value-type="string">
            <text:p text:style-name="P21">0x30</text:p>
          </table:table-cell>
          <table:table-cell table:style-name="Table2.A2" office:value-type="string">
            <text:p text:style-name="P22">Attach Node Reply <text:s/>0x01</text:p>
          </table:table-cell>
          <table:table-cell table:style-name="Table2.A2" table:number-columns-spanned="6" office:value-type="string">
            <text:p text:style-name="P22">Node ID</text:p>
          </table:table-cell>
          <table:covered-table-cell/>
          <table:covered-table-cell/>
          <table:covered-table-cell/>
          <table:covered-table-cell/>
          <table:covered-table-cell/>
          <table:table-cell table:style-name="Table2.A2" table:number-columns-spanned="2" office:value-type="string">
            <text:p text:style-name="P22">Reply Code</text:p>
          </table:table-cell>
          <table:covered-table-cell/>
          <table:table-cell table:style-name="Table2.L2" office:value-type="string">
            <text:p text:style-name="P22"/>
          </table:table-cell>
        </table:table-row>
        <table:table-row>
          <table:covered-table-cell table:style-name="Table2.A2"/>
          <table:covered-table-cell table:style-name="Table2.A2"/>
          <table:table-cell table:style-name="Table2.A2" office:value-type="string">
            <text:p text:style-name="P22">Detach Node Reply <text:s text:c="3"/>0x02</text:p>
          </table:table-cell>
          <table:table-cell table:style-name="Table2.A2" table:number-columns-spanned="6" office:value-type="string">
            <text:p text:style-name="P22">Node ID</text:p>
          </table:table-cell>
          <table:covered-table-cell/>
          <table:covered-table-cell/>
          <table:covered-table-cell/>
          <table:covered-table-cell/>
          <table:covered-table-cell/>
          <table:table-cell table:style-name="Table2.A2" table:number-columns-spanned="2" office:value-type="string">
            <text:p text:style-name="P22">Reply Code</text:p>
          </table:table-cell>
          <table:covered-table-cell/>
          <table:table-cell table:style-name="Table2.L2" office:value-type="string">
            <text:p text:style-name="P22"/>
          </table:table-cell>
        </table:table-row>
        <table:table-row>
          <table:covered-table-cell table:style-name="Table2.A2"/>
          <table:covered-table-cell table:style-name="Table2.A2"/>
          <table:table-cell table:style-name="Table2.A2" office:value-type="string">
            <text:p text:style-name="P22">Query Node Reply <text:s/>0x03</text:p>
          </table:table-cell>
          <table:table-cell table:style-name="Table2.A2" office:value-type="string">
            <text:p text:style-name="P27">Node count</text:p>
          </table:table-cell>
          <table:table-cell table:style-name="Table2.A2" office:value-type="string">
            <text:p text:style-name="P27">Node index<text:line-break/><text:span text:style-name="T25">{opt}</text:span></text:p>
          </table:table-cell>
          <table:table-cell table:style-name="Table2.A2" office:value-type="string">
            <text:p text:style-name="P27">Flags<text:line-break/><text:span text:style-name="T25">{opt}</text:span></text:p>
          </table:table-cell>
          <table:table-cell table:style-name="Table2.L2" table:number-columns-spanned="6" office:value-type="string">
            <text:p text:style-name="P27">Node ID<text:line-break/><text:span text:style-name="T25">{optional}</text:span></text:p>
          </table:table-cell>
          <table:covered-table-cell/>
          <table:covered-table-cell/>
          <table:covered-table-cell/>
          <table:covered-table-cell/>
          <table:covered-table-cell/>
        </table:table-row>
        <table:table-row>
          <table:table-cell table:style-name="Table2.A2" office:value-type="string">
            <text:p text:style-name="P22">Traction Management Reply</text:p>
          </table:table-cell>
          <table:table-cell table:style-name="Table2.A2" office:value-type="string">
            <text:p text:style-name="P22">0x40</text:p>
          </table:table-cell>
          <table:table-cell table:style-name="Table2.A2" office:value-type="string">
            <text:p text:style-name="P22">Reserve Reply <text:s/>0x01</text:p>
          </table:table-cell>
          <table:table-cell table:style-name="Table2.A2" office:value-type="string">
            <text:p text:style-name="P22">Result:<text:line-break/>0 == OK<text:line-break/>Non-zero == Failed</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L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8">Heartbeat Request<text:line-break/>0x03</text:p>
          </table:table-cell>
          <table:table-cell table:style-name="Table2.A2" office:value-type="string">
            <text:p text:style-name="P28">Timeout in seconds</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L2" office:value-type="string">
            <text:p text:style-name="P22"/>
          </table:table-cell>
        </table:table-row>
      </table:table>
      <text:p text:style-name="P16"/>
      <text:p text:style-name="P16"/>
      <text:p text:style-name="P16">The Query Speed/Direction reply is almost in the Set Speed/Direction format, with the addition of the two additional speeds. <text:s/>If a node cannot provide any of those three speeds, it <text:span text:style-name="T40">shall</text:span><office:annotation loext:resolved="true"><dc:creator>Bob Jacobsen</dc:creator><dc:date>2022-09-01T17:43:42.681057761</dc:date><meta:creator-initials>BJ</meta:creator-initials><text:p text:style-name="P82"><text:span text:style-name="T53">Shall?</text:span></text:p></office:annotation><office:annotation loext:resolved="false"><dc:creator>Balazs Racz</dc:creator><dc:date>2022-10-23T11:26:20.955211325</dc:date><meta:creator-initials>BR</meta:creator-initials><text:p text:style-name="P82"><text:span text:style-name="T54">Reply to Bob Jacobsen (09/01/2022, 17:43): "..."</text:span></text:p><text:p><text:span text:style-name="T52">Done</text:span></text:p></office:annotation> use float16 NaN (not a number) 0xFFFF. “Set Speed” is the most recent speed received in a Set Speed/Direction instruction, <text:span text:style-name="T26">or </text:span><text:span text:style-name="T1">±</text:span><text:span text:style-name="T27">0</text:span><text:span text:style-name="T26"> if an E-Stop command was received after the last Set Speed/Direction command. </text:span><text:span text:style-name="T41">T</text:span><text:span text:style-name="T40">he E-Stop bit in the Flags byte </text:span><text:span text:style-name="T41">represents whether the Train Node is in Emergency Stop state</text:span><text:span text:style-name="T26">.</text:span> “Commanded Speed” is the speed that the traction control is currently attempting to move, taking into account momentum and any other control modifiers. <text:s/>“Actual Speed” is the current measured speed of the locomotive. There is no accuracy guarantee for Actual Speed.<text:bookmark text:name="__DdeLink__2635_3806027137"/><text:bookmark text:name="__DdeLink__2728_3806027137"/></text:p>
      <text:h text:style-name="Heading_20_1" text:outline-level="1">States (Normative)</text:h>
      <text:p text:style-name="P46">OpenLCB <text:span text:style-name="T40">Train Nodes have the following states:</text:span></text:p>
      <text:p text:style-name="P46"><text:span text:style-name="T40">Related to Speed:</text:span><office:annotation loext:resolved="false"><dc:creator>Bob Jacobsen</dc:creator><dc:date>2022-09-01T17:44:39.961271734</dc:date><meta:creator-initials>BJ</meta:creator-initials><text:p text:style-name="P82"><text:span text:style-name="T53">If these speeds are states (which is arguable), then so is the function status.</text:span></text:p></office:annotation><office:annotation loext:resolved="false"><dc:creator>Balazs Racz</dc:creator><dc:date>2022-11-02T20:25:22.946991938</dc:date><meta:creator-initials>BR</meta:creator-initials><text:p text:style-name="P81"><text:span text:style-name="T51">Reply to Bob Jacobsen (09/01/2022, 17:44): "..."</text:span></text:p><text:p><text:span text:style-name="T52">I added a note, but I see it differently – any given function may or may not be implemented. None are required.</text:span></text:p></office:annotation></text:p>
      <text:list text:style-name="L6">
        <text:list-item>
          <text:p text:style-name="P66"><text:span text:style-name="T42">Set Speed</text:span> – The speed set by a throttle, the content of the most recent “set speed” instruction</text:p>
        </text:list-item>
        <text:list-item>
          <text:p text:style-name="P66"><text:span text:style-name="T42">Commanded Speed</text:span> – the current speed that is intended <text:span text:style-name="T40">by the control algorithm of the Train Node</text:span>.</text:p>
        </text:list-item>
        <text:list-item>
          <text:p text:style-name="P66"><text:span text:style-name="T42">Current Speed</text:span> – a physical state, the speed at which the object is currently moving.</text:p>
        </text:list-item>
      </text:list>
      <text:p text:style-name="P45">Related to Emergency Stop:</text:p>
      <text:list text:style-name="L7">
        <text:list-item>
          <text:p text:style-name="P67">A Train Node enters <text:span text:style-name="T42">Emergency Stop</text:span> state upon receiving a Traction Control Command message with Emergency Stop command. A Train Node leaves Emergency Stop state upon receiving a Traction Control Command message with a Set Speed command (for any speed, including <text:span text:style-name="T1">±</text:span><text:span text:style-name="T27">0</text:span>).</text:p>
        </text:list-item>
        <text:list-item>
          <text:p text:style-name="P67">A Train Node enters <text:span text:style-name="T42">Global Emergency Stop</text:span> state upon receiving an Event Report message with the Emergency Stop All event. A Train Node leaves Global Emergency Stop state upon receiving an Event Report message with the Clear Emergency Stop All event.</text:p>
        </text:list-item>
        <text:list-item>
          <text:p text:style-name="P67">A Train Node enters <text:span text:style-name="T42">Global Emergency Off</text:span> state upon receiving an Event Report message with the Emergency Off All event. A Train Node leaves Global Emergency Off state upon receiving an Event Report message with the Clear Emergency Off All event.</text:p>
        </text:list-item>
      </text:list>
      <text:p text:style-name="P47">Related to Functions:</text:p>
      <text:list text:style-name="L8">
        <text:list-item>
          <text:p text:style-name="P68">It is not specified, which Function numbers are part of the state of the Train Node, and for those that are, what resolution the value needs to be represented.</text:p>
        </text:list-item>
      </text:list>
      <text:p text:style-name="P47">Related to Listeners:</text:p>
      <text:list text:style-name="L9">
        <text:list-item>
          <text:p text:style-name="P69">The state consists of which Listeners are currently attached (their Node ID), the Flag byte with which they were last attached, and the order in which they were attached. Updating the flags shall not change the order.</text:p>
        </text:list-item>
        <text:list-item>
          <text:p text:style-name="P69">It is strongly recommended to store the Listener configuration in persistent state.</text:p>
        </text:list-item>
      </text:list>
      <text:p text:style-name="P47">Related to Controller:</text:p>
      <text:list text:style-name="L10">
        <text:list-item>
          <text:p text:style-name="P70">The state consists of a single Node ID, which may be unset.</text:p>
        </text:list-item>
      </text:list>
      <text:h text:style-name="Heading_20_1" text:outline-level="1">Interactions (Normative)</text:h>
      <text:h text:style-name="P55" text:outline-level="2">Controller</text:h>
      <text:p text:style-name="P48"><text:span text:style-name="T43">A Train Node maintains a single Node ID in its state as the Controller. A Throttle Node, before attempting any Train Control Operation, shall assign its own Node ID as the Train Node’s </text:span>Controller. <text:span text:style-name="T43">A Throttle Node which is the current Controller, before intentionally powering down, shall attempt to release itself from the Train Node.</text:span></text:p>
      <text:p text:style-name="P48"><text:span text:style-name="T43">A Train Node may, but is not required to, reject all Train Control Operations from an OpenLCB Node that is not the current Controller. In such a case the Terminate Due To Error message shall be used with the error code “source not permitted – not a controller”. </text:span><text:span text:style-name="T44">Messages arriving from an attached Listener with the P bit set to 1 shall never be rejected.</text:span></text:p>
      <text:p text:style-name="P50">A Train Node may, but is not required to, use heartbeats (see Section Heartbeat) to ensure that the Controller is continuously present on the network and is intending to keep the control of the locomotive.</text:p>
      <text:p text:style-name="P49">A Throttle Node, to assign itself as the Controller of a Train Node, sends a Traction Control Command message to the Train Node, with the Controller Configuration <text:span text:style-name="T43">–</text:span> Assign Controller command and its own Node ID. To accept the request, the Train Node shall set the Controller to the provided Node ID and reply with a Traction Control Reply with a Controller Configuration – Assign Controller Reply with a Result of 0. A result of non-zero rejects the request. If there was a previous Controller, the Train Node sends a Controller Changing Notify Request to the previous Controller. The Train Node may, but is not required to wait for the reply of the previous Controller and factor in its reply to the decision. The Train Node shall reply to the Assign Controller message within 3 seconds.</text:p>
      <text:p text:style-name="P51"><text:bookmark-start text:name="__DdeLink__2318_3806027137"/>A <text:span text:style-name="T44">N</text:span>ode m<text:span text:style-name="T30">a</text:span>y <text:span text:style-name="T44">q</text:span>uery the active <text:span text:style-name="T44">Controller </text:span>from a <text:span text:style-name="T44">T</text:span>rain <text:span text:style-name="T44">N</text:span>ode. <text:s/>If no <text:span text:style-name="T44">C</text:span>ontroller is assigned the <text:span text:style-name="T44">T</text:span>rain <text:span text:style-name="T44">N</text:span>ode returns a Node ID of 0.0.0.0.0.0.<text:bookmark-end text:name="__DdeLink__2318_3806027137"/></text:p>
      <text:p text:style-name="P71">A Throttle Node assigned as a Controller of a Train Node, to release itself as the active Controller, sends a Controller Configuration – Release Controller request with its own Node ID to the Train Node. The Train Node shall verify that the Node ID matches the current Controller before setting the Controller to empty.<text:bookmark text:name="__DdeLink__2635_38060271371"/></text:p>
      <text:h text:style-name="Heading_20_2" text:outline-level="2"><text:bookmark-start text:name="__DdeLink__5810_3872312465"/>Emergency Stop<text:bookmark-end text:name="__DdeLink__5810_3872312465"/></text:h>
      <text:p text:style-name="P17">Receipt of the <office:annotation office:name="__Annotation__2606_428502540" loext:resolved="true"><dc:creator>Balazs Racz</dc:creator><dc:date>2022-10-20T20:59:24.809668074</dc:date><meta:creator-initials>BR</meta:creator-initials><text:p text:style-name="P82"><text:span text:style-name="T53">We need to also describe the emergency stop all event here (or another section).</text:span></text:p></office:annotation>Emergency Stop instruction<office:annotation-end office:name="__Annotation__2606_428502540"/> stops the locomotive as fast as possible. <text:s/>This sets the <text:span text:style-name="T45">S</text:span>et <text:span text:style-name="T45">S</text:span>peed to zero (preserving existing direction) and the <text:span text:style-name="T45">C</text:span>ommanded <text:span text:style-name="T45">S</text:span>peed to zero (preserving existing direction) regardless of any momentum, BEMF or other operations with the train node.<office:annotation loext:resolved="true"><dc:creator>Unknown Author</dc:creator><dc:date>2022-09-01T16:38:22.154789393</dc:date><text:p text:style-name="P82"><text:span text:style-name="T53">There’s also the global emergency stop and clear. <text:s/>Does that need to be discussed here? How does it interact with the local Estop?</text:span></text:p></office:annotation><office:annotation loext:resolved="true"><dc:creator>Balazs Racz</dc:creator><dc:date>2022-10-23T16:02:54.075278104</dc:date><meta:creator-initials>BR</meta:creator-initials><text:p text:style-name="P82"><text:span text:style-name="T54">Reply to Unknown Author (09/01/2022, 16:38): "..."</text:span></text:p><text:p><text:span text:style-name="T52">Added text.</text:span></text:p></office:annotation></text:p>
      <text:p text:style-name="P72">Entering the Global Emergency Stop or Global Emergency Off state also stops the locomotive as fast as possible, but does not change the Set Speed. The train shall remain stopped while it is in any of the Emergency Stop, Global Emergency Stop or Global Emergency Off states. Upon exiting all Emergency Stop states, the locomotive shall accelerate to the currently valid Set Speed, if that is not zero, according to its settings.</text:p>
      <text:p text:style-name="P72">In addition to stopping movement, the Global Emergency Off state shall de-energize all other outputs of the Train Node if possible. Upon exiting Global Emergency Off, these shall then be restored to their commanded state, which may have changed during the period of the Global Emergency Off state.</text:p>
      <text:h text:style-name="Heading_20_2" text:outline-level="2"><text:bookmark-start text:name="__DdeLink__5812_3872312465"/>Function Operation<text:bookmark-end text:name="__DdeLink__5812_3872312465"/></text:h>
      <text:p text:style-name="P73">Function values are stored in the 0xF9 memory space. They are written using the memory configuration protocol or using the Set Function instruction.</text:p>
      <text:p text:style-name="P74"><text:span text:style-name="T46">For a binary function the Throttle Node shall write the value ‘0’ to turn the function off, and ‘1’ to turn the function on.</text:span></text:p>
      <text:h text:style-name="Heading_20_2" text:outline-level="2"><text:bookmark-start text:name="__DdeLink__5816_3872312465"/>Train Identification<text:bookmark-start text:name="__DdeLink__2241_3582948562"/><text:bookmark-end text:name="__DdeLink__5816_3872312465"/></text:h>
      <text:p text:style-name="P17"><text:bookmark-end text:name="__DdeLink__2241_3582948562"/><text:span text:style-name="T28">Train </text:span><text:span text:style-name="T29">N</text:span><text:span text:style-name="T28">odes </text:span><text:span text:style-name="T29">shall be </text:span><text:span text:style-name="T28">produce</text:span><text:span text:style-name="T29">rs of</text:span><text:span text:style-name="T28"> the well-known reserved event ‘</text:span><text:span text:style-name="T29">Is Train’ according to the OpenLCB Event Transport Standard</text:span><text:span text:style-name="T28">.</text:span></text:p>
      <text:h text:style-name="Heading_20_2" text:outline-level="2"><text:bookmark-start text:name="__DdeLink__5822_3872312465"/>Listeners<text:bookmark-end text:name="__DdeLink__5822_3872312465"/></text:h>
      <text:p text:style-name="P35">When listeners are configured <text:span text:style-name="T47">on a Train Node</text:span>, the incoming <text:span text:style-name="T45">Train Control Operations </text:span>are forwarded by the <text:span text:style-name="T45">T</text:span>rain <text:span text:style-name="T45">N</text:span>ode to all the <text:span text:style-name="T45">L</text:span>istener nodes. The forwarded message shall be a Traction Control Request message <text:span text:style-name="T46">with the bit P set to 1</text:span>.</text:p>
      <text:p text:style-name="P35"><text:span text:style-name="T46">Even if</text:span> the source node of the <text:span text:style-name="T47">incoming </text:span>message is on the listener list, the message is not forwarded to <text:span text:style-name="T46">the source node to </text:span>avoid message loops.</text:p>
      <text:p text:style-name="P35">The listener flags define <text:span text:style-name="T47">which</text:span> messages shall be forwarded:</text:p>
      <text:list text:style-name="L13">
        <text:list-item>
          <text:p text:style-name="P75">Set speed message is always forwarded. If the flag “Rev direction” is set for the listener, the direction of the forwarded speed is flipped.</text:p>
        </text:list-item>
        <text:list-item>
          <text:p text:style-name="P75">Set function message with function number = 0 <text:span text:style-name="T46">shall be</text:span> forwarded if <text:span text:style-name="T46">and only if</text:span> the “Link F0” flag is set on the listener configuration.</text:p>
        </text:list-item>
        <text:list-item>
          <text:p text:style-name="P75">Set function message for a<text:span text:style-name="T46">ny</text:span> other function number shall be forwarded if <text:span text:style-name="T46">and only i</text:span>f the “Link Fn” flag is set on the listener configuration.<office:annotation loext:resolved="false"><dc:creator>Bob Jacobsen</dc:creator><dc:date>2022-09-01T16:48:16.621450990</dc:date><meta:creator-initials>BJ</meta:creator-initials><text:p text:style-name="P82"><text:span text:style-name="T53">Assign? Reserve?</text:span></text:p></office:annotation><text:bookmark text:name="__DdeLink__3180_304900436"/><office:annotation loext:resolved="false"><dc:creator>Balazs Racz</dc:creator><dc:date>2022-11-02T23:54:49.585049483</dc:date><meta:creator-initials>BR</meta:creator-initials><text:p text:style-name="P81"><text:span text:style-name="T51">Reply to Bob Jacobsen (09/01/2022, 16:48): "..."</text:span></text:p><text:p><text:span text:style-name="T52">I don’t understand the question.</text:span></text:p></office:annotation></text:p>
        </text:list-item>
      </text:list>
      <text:p text:style-name="P36">To add or remove a listener, the Attach Node or Detach Node message shall be sent to the target <text:span text:style-name="T48">T</text:span>rain <text:span text:style-name="T48">N</text:span>ode. The response shall contain the same node ID and a 2-byte OpenLCB Error Code. The following error codes may be helpful:</text:p>
      <text:list xml:id="list2558268984" text:style-name="L14">
        <text:list-item>
          <text:p text:style-name="P80">0x0000: Success.</text:p>
        </text:list-item>
        <text:list-item>
          <text:p text:style-name="P76">0x1030: <text:span text:style-name="T31">Permanent error, Not found. Useful if the caller tried to remove a node that is not attached as a </text:span><text:span text:style-name="T49">L</text:span><text:span text:style-name="T31">istener.</text:span></text:p>
        </text:list-item>
        <text:list-item>
          <text:p text:style-name="P77">0x1032: Permanent error, Already Exists. Useful if the caller tried to add a node as a <text:span text:style-name="T49">L</text:span>istener to itself.</text:p>
        </text:list-item>
      </text:list>
      <text:p text:style-name="P37">If a caller wants to update the flags of a specific listener, the Attach Node message shall be sent with the same node ID and the new flags.<office:annotation loext:resolved="false"><dc:creator>Bob Jacobsen</dc:creator><dc:date>2022-09-01T16:50:44.461426403</dc:date><meta:creator-initials>BJ</meta:creator-initials><text:p text:style-name="P82"><text:span text:style-name="T53">Is the intent here that _all_ engines in the consist get assigned as listeners to each other, e.g. in a ring or cross-connect? Or just that there’s a single locomotive “head” that has all the others as listeners? <text:s/>The text about <text:s/>forwarding unless on the listener list makes this unclear to me.</text:span></text:p></office:annotation><office:annotation loext:resolved="false"><dc:creator>Balazs Racz</dc:creator><dc:date>2022-11-03T20:59:04.075680195</dc:date><meta:creator-initials>BR</meta:creator-initials><text:p text:style-name="P81"><text:span text:style-name="T51">Reply to Bob Jacobsen (09/01/2022, 16:50): "..."</text:span></text:p><text:p><text:span text:style-name="T52">I will add specifics about this in the TN.</text:span></text:p></office:annotation></text:p>
      <text:p text:style-name="P36">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7"><text:span text:style-name="T32">User interfaces that </text:span><text:span text:style-name="T11">show the listeners shall</text:span><text:span text:style-name="T11"><office:annotation loext:resolved="false"><dc:creator>Bob Jacobsen</dc:creator><dc:date>2022-09-01T17:26:51.858798994</dc:date><meta:creator-initials>BJ</meta:creator-initials><text:p text:style-name="P82"><text:span text:style-name="T53">Shall or may? <text:s/>Showing them in a consisting tool so they can be reconfigured/removed may be necessary.</text:span></text:p></office:annotation></text:span><text:span text:style-name="T11"><office:annotation loext:resolved="false"><dc:creator>Balazs Racz</dc:creator><dc:date>2022-11-04T12:30:14.077631643</dc:date><meta:creator-initials>BR</meta:creator-initials><text:p text:style-name="P81"><text:span text:style-name="T51">Reply to Bob Jacobsen (09/01/2022, 17:26): "..."</text:span></text:p><text:p><text:span text:style-name="T52">It is shall. The hidden listeners are not consist members, but rather automation software or throttles. Consist management software should not change these listeners.</text:span></text:p></office:annotation></text:span><text:span text:style-name="T11"> not show listener nodes that are marked with the flag “Hide”. This flag is intended to be set for controlling throttles and train automation systems.</text:span></text:p>
      <text:p text:style-name="P36"/>
      <text:h text:style-name="Heading_20_2" text:outline-level="2"><text:bookmark-start text:name="__DdeLink__5826_3872312465"/>Heartbeat<text:bookmark-end text:name="__DdeLink__5826_3872312465"/></text:h>
      <text:p text:style-name="P39"><text:span text:style-name="T21">The Heartbeat Request </text:span><text:span text:style-name="T9">may </text:span><text:span text:style-name="T21">be sent by a </text:span><text:span text:style-name="T15">T</text:span><text:span text:style-name="T21">rain </text:span><text:span text:style-name="T15">N</text:span><text:span text:style-name="T21">ode to the currently active Controller node </text:span><text:span text:style-name="T9">at the discretion of the </text:span><text:span text:style-name="T15">T</text:span><text:span text:style-name="T9">rain </text:span><text:span text:style-name="T15">N</text:span><text:span text:style-name="T9">ode. <text:s/>The argument is a </text:span><text:span text:style-name="T10">deadline in seconds for the Controller node to reply. </text:span><text:span text:style-name="T9">The Controller node </text:span><text:span text:style-name="T10">may </text:span><text:span text:style-name="T9">reply with any control or query </text:span><text:span text:style-name="T10">command, or a No-op command.</text:span></text:p>
      <text:p text:style-name="P17"><text:span text:style-name="T12">T</text:span><text:span text:style-name="T13">rains shall not initiate a </text:span><text:span text:style-name="T16">H</text:span><text:span text:style-name="T13">eartbeat </text:span><text:span text:style-name="T16">R</text:span><text:span text:style-name="T13">equest if the last </text:span><text:span text:style-name="T14">Set</text:span><text:span text:style-name="T13"> </text:span><text:span text:style-name="T14">S</text:span><text:span text:style-name="T13">peed is zero (including </text:span><text:span text:style-name="T16">when the Train Node is in </text:span><text:span text:style-name="T13">E</text:span><text:span text:style-name="T16">mergency S</text:span><text:span text:style-name="T13">top </text:span><text:span text:style-name="T15">state</text:span><text:span text:style-name="T13">).</text:span></text:p>
      <text:p text:style-name="P10">Trains shall accept any command or query sent from the <text:span text:style-name="T50">C</text:span>ontroller node to the <text:span text:style-name="T50">T</text:span>rain <text:span text:style-name="T50">N</text:span>ode to clear the <text:span text:style-name="T50">H</text:span>eartbeat <text:span text:style-name="T50">R</text:span>equest. If the <text:span text:style-name="T50">C</text:span>ontroller node does not have anything to command or query, the Traction Management No-op request may be used to clear the <text:span text:style-name="T50">H</text:span>eartbeat.</text:p>
      <text:p text:style-name="P38"><text:span text:style-name="T8">If a </text:span><text:span text:style-name="T16">T</text:span><text:span text:style-name="T8">rain </text:span><text:span text:style-name="T16">Node </text:span><text:span text:style-name="T8">does not receive any command or query from the Controller node </text:span><text:span text:style-name="T13">within the deadline presented in the </text:span><text:span text:style-name="T16">H</text:span><text:span text:style-name="T13">eartbeat </text:span><text:span text:style-name="T16">R</text:span><text:span text:style-name="T13">equest, the </text:span><text:span text:style-name="T16">T</text:span><text:span text:style-name="T13">rain </text:span><text:span text:style-name="T16">Node </text:span><text:span text:style-name="T13">shall </text:span><text:span text:style-name="T13"><office:annotation loext:resolved="true"><dc:creator>Unknown Author</dc:creator><dc:date>2022-09-01T16:30:04.228605757</dc:date><text:p text:style-name="P82"><text:span text:style-name="T53">“</text:span><text:span text:style-name="T53">Shall” here, “may” up above. <text:s/>I think shall is right, as why send the heartbeat if you’re not going to act on it?</text:span></text:p></office:annotation></text:span><text:span text:style-name="T13"><office:annotation loext:resolved="true"><dc:creator>Balazs Racz</dc:creator><dc:date>2022-11-04T12:51:23.103700481</dc:date><meta:creator-initials>BR</meta:creator-initials><text:p text:style-name="P81"><text:span text:style-name="T51">Reply to Unknown Author (09/01/2022, 16:30): "..."</text:span></text:p><text:p><text:span text:style-name="T52">I removed the “may” sentence above.</text:span></text:p></office:annotation></text:span><text:span text:style-name="T13">interpret that as a Set Speed 0 command. This command shall be forwarded to </text:span><text:span text:style-name="T16">all</text:span><text:span text:style-name="T13"> registered </text:span><text:span text:style-name="T16">L</text:span><text:span text:style-name="T13">isteners at the same time, </text:span><text:span text:style-name="T16">including the Controller node, if it is registered as a Listener</text:span><text:span text:style-name="T13">.</text:span></text:p>
      <text:p text:style-name="P17"><text:span text:style-name="T12">In case there is no assigned Controller node, the </text:span><text:span text:style-name="T17">T</text:span><text:span text:style-name="T12">rain </text:span><text:span text:style-name="T17">Node </text:span><text:span text:style-name="T12">shall continue operating</text:span><text:span text:style-name="T12"><office:annotation loext:resolved="false"><dc:creator>Unknown Author</dc:creator><dc:date>2022-09-01T16:31:50.503921885</dc:date><text:p text:style-name="P82"><text:span text:style-name="T53">This “shall continue” means that a train isn’t allowed to stop automatically in this case. Is that the desired effect? <text:s/>The train was left running when it was deassigned.</text:span></text:p></office:annotation></text:span><text:span text:style-name="T12"><office:annotation loext:resolved="false"><dc:creator>Balazs Racz</dc:creator><dc:date>2022-11-04T12:53:49.546605460</dc:date><meta:creator-initials>BR</meta:creator-initials><text:p text:style-name="P81"><text:span text:style-name="T51">Reply to Unknown Author (09/01/2022, 16:31): "..."</text:span></text:p><text:p><text:span text:style-name="T52">Yes, that’s the desired effect. It is important for museum and show layouts to be able to run trains without an active throttle.</text:span></text:p></office:annotation></text:span><text:span text:style-name="T12"> as last commanded.</text:span><text:bookmark text:name="__DdeLink__2815_304900436"/><text:bookmark text:name="__DdeLink__2811_304900436"/><text:bookmark text:name="__DdeLink__5528_3872312465"/></text:p>
      <text:h text:style-name="Heading_20_1" text:outline-level="1"><text:bookmark-start text:name="__DdeLink__5918_3872312465"/>Memory Spaces</text:h>
      <text:h text:style-name="Heading_20_2" text:outline-level="2">Configuration Information<text:bookmark-end text:name="__DdeLink__5918_3872312465"/></text:h>
      <text:p text:style-name="P17">The configuration memory space holds the configuration of the train, such as how functions will work, how speed in scale meters/second will control motor operation, etc. </text:p>
      <text:h text:style-name="Heading_20_2" text:outline-level="2">CDI</text:h>
      <text:h text:style-name="Heading_20_2" text:outline-level="2"><text:bookmark-start text:name="__DdeLink__5920_3872312465"/>Function Information 0xF9<text:bookmark-end text:name="__DdeLink__5920_3872312465"/></text:h>
      <text:p text:style-name="P17"><text:bookmark-start text:name="__DdeLink__6104_3872312465"/>Functions, such as lights and sounds, can be operated by the Traction Control Set Function instruction, and their current value can be retrieved via the Traction Control Query Function instruction. <text:bookmark-end text:name="__DdeLink__6104_3872312465"/><text:bookmark text:name="__DdeLink__2864_304900436"/></text:p>
      <text:p text:style-name="P17"><text:bookmark-start text:name="__DdeLink__6106_3872312465"/>The NMRA 9.2.1 Recommended Practice describes DCC as having three separate 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9">Type</text:p>
          </table:table-cell>
          <table:table-cell table:style-name="Table3.A1" office:value-type="string">
            <text:p text:style-name="P19">Low Address</text:p>
          </table:table-cell>
          <table:table-cell table:style-name="Table3.A1" office:value-type="string">
            <text:p text:style-name="P19">High Address</text:p>
          </table:table-cell>
          <table:table-cell table:style-name="Table3.A1" office:value-type="string">
            <text:p text:style-name="P19">Values</text:p>
          </table:table-cell>
        </table:table-row>
        <table:table-row table:style-name="Table3.1">
          <table:table-cell table:style-name="Table3.A1" office:value-type="string">
            <text:p text:style-name="P18">F0-F28</text:p>
          </table:table-cell>
          <table:table-cell table:style-name="Table3.A1" office:value-type="string">
            <text:p text:style-name="P18">0x0 00 00</text:p>
          </table:table-cell>
          <table:table-cell table:style-name="Table3.A1" office:value-type="string">
            <text:p text:style-name="P18">0x0 00 1C</text:p>
          </table:table-cell>
          <table:table-cell table:style-name="Table3.A1" office:value-type="string">
            <text:p text:style-name="P18">A non-zero value indicates "ON", </text:p>
            <text:p text:style-name="P18">a zero value is "OFF".</text:p>
          </table:table-cell>
        </table:table-row>
        <table:table-row table:style-name="Table3.1">
          <table:table-cell table:style-name="Table3.A1" office:value-type="string">
            <text:p text:style-name="P18">Binary State Controls </text:p>
            <text:p text:style-name="P18">(full space)</text:p>
          </table:table-cell>
          <table:table-cell table:style-name="Table3.A1" office:value-type="string">
            <text:p text:style-name="P18">0x1 00 00</text:p>
          </table:table-cell>
          <table:table-cell table:style-name="Table3.A1" office:value-type="string">
            <text:p text:style-name="P18">0x1 7F FF</text:p>
          </table:table-cell>
          <table:table-cell table:style-name="Table3.A1" office:value-type="string">
            <text:p text:style-name="P18">"</text:p>
          </table:table-cell>
        </table:table-row>
        <table:table-row table:style-name="Table3.1">
          <table:table-cell table:style-name="Table3.A1" office:value-type="string">
            <text:p text:style-name="P18">Binary State Controls </text:p>
            <text:p text:style-name="P18">(short space, if separate)</text:p>
          </table:table-cell>
          <table:table-cell table:style-name="Table3.A1" office:value-type="string">
            <text:p text:style-name="P18">0x2 00 00</text:p>
          </table:table-cell>
          <table:table-cell table:style-name="Table3.A1" office:value-type="string">
            <text:p text:style-name="P18">0x2 00 7F</text:p>
          </table:table-cell>
          <table:table-cell table:style-name="Table3.A1" office:value-type="string">
            <text:p text:style-name="P18">"</text:p>
          </table:table-cell>
        </table:table-row>
        <table:table-row table:style-name="Table3.1">
          <table:table-cell table:style-name="Table3.A1" office:value-type="string">
            <text:p text:style-name="P18">Analog Outputs</text:p>
          </table:table-cell>
          <table:table-cell table:style-name="Table3.A1" office:value-type="string">
            <text:p text:style-name="P18">0x3 00 00</text:p>
          </table:table-cell>
          <table:table-cell table:style-name="Table3.A1" office:value-type="string">
            <text:p text:style-name="P18">0x3 00 FF</text:p>
          </table:table-cell>
          <table:table-cell table:style-name="Table3.A1" office:value-type="string">
            <text:p text:style-name="P18"/>
          </table:table-cell>
        </table:table-row>
      </table:table>
      <text:p text:style-name="P17">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office:annotation loext:resolved="false"><dc:creator>Unknown Author</dc:creator><dc:date>2022-09-01T16:34:33.449343225</dc:date><text:p text:style-name="P82"><text:span text:style-name="T53">Has any thought been given to standardizing some aspects, like the location of the name and momentary bit for the 0-28 functions? Otherwise a throttle has to parse and understand FDI to locate these. Not easy.</text:span></text:p></office:annotation></text:p>
      <text:p text:style-name="P17"/>
      <text:h text:style-name="Heading_20_2" text:outline-level="2"><text:bookmark-start text:name="__DdeLink__5922_3872312465"/>Function Definition Information FDI 0xFA<text:bookmark-end text:name="__DdeLink__5922_3872312465"/></text:h>
      <text:p text:style-name="P17"><text:span text:style-name="T28">“Function Definition Information”, similar in intent to Configu</text:span>ration Definition Information (CDI) is stored in XML format in address space 0xFA to provide user-oriented context. That includes:</text:p>
      <text:list text:style-name="L15">
        <text:list-item>
          <text:p text:style-name="P78">Memory layout of the function values, allowing for multiple data types from binary (one and off for lights) through integer values (for e.g. sound intensities) and strings (sign displays?).</text:p>
        </text:list-item>
        <text:list-item>
          <text:p text:style-name="P78"><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82"><text:span text:style-name="T53">The CS-105 seems to have this in the regular configuration memory space, with it defined in regular CDI. Would it make sense to have that as the default?</text:span></text:p></office:annotation></text:p>
        </text:list-item>
      </text:list>
      <text:p text:style-name="P9"/>
      <text:p text:style-name="Standard"><text:s/></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text:s/>1 Introduction (Informative)<text:tab/>1</text:p>
          <text:p text:style-name="P14"><text:s/>2 Intended Use (Informative)<text:tab/>1</text:p>
          <text:p text:style-name="P14"><text:s/>3 References and Context (Normative)<text:tab/>1</text:p>
          <text:p text:style-name="P14"><text:s/>4 Message Formats<text:tab/>1</text:p>
          <text:p text:style-name="P14"><text:s/>5 States<text:tab/>1</text:p>
          <text:p text:style-name="P14"><text:s/>6 Interactions<text:tab/>1</text:p>
          <text:p text:style-name="P14"><text:s/>7 Section Title<text:tab/>1</text:p>
          <text:p text:style-name="P13"><text:s/>7.1 Subsection Title<text:tab/>1</text:p>
          <text:p text:style-name="P15"><text:s/>7.1.1 Sub-subsection Title<text:tab/>1</text:p>
          <text:p text:style-name="P14"><text:s/>8 Section Title<text:tab/>2</text:p>
        </text:index-body>
      </text:table-of-content>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day/>
      <number:text>/</number:text>
      <number:month/>
      <number:text>/</number:text>
      <number:year number:style="long"/>
    </number:date-style>
    <number:date-style style:name="N121">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fo:margin-left="0.1833in" fo:margin-right="-0.0778in" table:align="margins" style:writing-mode="lr-tb"/>
    </style:style>
    <style:style style:name="Table1.A" style:family="table-column">
      <style:table-column-properties style:rel-column-width="33941*"/>
    </style:style>
    <style:style style:name="Table1.B" style:family="table-column">
      <style:table-column-properties style:rel-column-width="2540*"/>
    </style:style>
    <style:style style:name="Table1.C" style:family="table-column">
      <style:table-column-properties style:rel-column-width="16639*"/>
    </style:style>
    <style:style style:name="Table1.D" style:family="table-column">
      <style:table-column-properties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20a91"/>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T7" style:family="text">
      <style:text-properties style:use-window-font-color="true" loext:opacity="0%" officeooo:rsid="001362a9" style:font-name-asian="Helvetica" style:font-name-complex="Helvetic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Standard</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0</text:page-number></text:span></text:span><text:span text:style-name="Page_20_Number"><text:span text:style-name="MT4"><text:s/>of </text:span></text:span><text:span text:style-name="Page_20_Number"><text:span text:style-name="MT4"><text:page-count style:num-format="1">1</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430555555555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Oct 16, 2022</text:user-defined></text:span></text:span></text:p>
            </table:table-cell>
            <table:table-cell table:style-name="Table1.C1" office:value-type="string">
              <text:p text:style-name="MP10"><text:span text:style-name="MT7"><text:user-defined style:data-style-name="N0" text:name="OLCBstatus">Preliminary</text:user-defined></text:span><office:annotation loext:resolved="false"><dc:creator>Unknown Author</dc:creator><dc:date>2022-09-01T16:39:45.104263524</dc:date><text:p>What should go on the copyright line? <text:s/>Data of first draft through 2022 probably.</text:p></office:annotation><office:annotation loext:resolved="false"><dc:creator>Balazs Racz</dc:creator><dc:date>2022-10-17T23:23:40.737779273</dc:date><meta:creator-initials>BR</meta:creator-initials><text:p>Reply to Unknown Author (09/01/2022, 16:39): "..."</text:p><text:p>First draft till current year, and we have a field for what the current year <text:s/>should be.</text:p></office:annotation></text:p>
            </table:table-cell>
          </table:table-row>
        </table:table>
        <text:p text:style-name="Header"/>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0</text:page-number></text:span></text:span><text:span text:style-name="Page_20_Number"><text:span text:style-name="MT4"><text:s/>of </text:span></text:span><text:span text:style-name="Page_20_Number"><text:span text:style-name="MT4"><text:page-count style:num-format="1">1</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46</meta:editing-cycles>
    <meta:editing-duration>P6DT9H37M3S</meta:editing-duration>
    <meta:generator>LibreOffice/7.4.1.2$Linux_X86_64 LibreOffice_project/40$Build-2</meta:generator>
    <dc:date>2022-11-04T12:56:41.192376970</dc:date>
    <dc:creator>Balazs Racz</dc:creator>
    <meta:document-statistic meta:table-count="4" meta:image-count="1" meta:object-count="0" meta:page-count="1" meta:paragraph-count="269" meta:word-count="3127" meta:character-count="18865" meta:non-whitespace-character-count="15951"/>
    <meta:user-defined meta:name="OLCBdate">Oct 16, 2022</meta:user-defined>
    <meta:user-defined meta:name="OLCBstatus">Preliminary</meta:user-defined>
    <meta:user-defined meta:name="OLCByear">2022</meta:user-defined>
  </office:meta>
</office:document-meta>
</file>